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3.8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google.maps.DirectionsStep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office:value-type="string" table:number-columns-spanned="3" table:number-rows-spanned="1">
            <text:p>A single DirectionsStep in a DirectionsResult. Some fields may be undefined. Note that though this object is "JSON-like," it is not strictly JSON, as it directly includes LatLng objects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number-columns-repeated="2"/>
        </table:table-row>
        <table:table-row table:style-name="ro3">
          <table:table-cell table:style-name="ce4" office:value-type="string">
            <text:p>Properties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office:value-type="string">
            <text:p>distance</text:p>
          </table:table-cell>
          <table:table-cell office:value-type="string">
            <text:p><text:a xlink:href="../Distance%20object.ods">Distance</text:a></text:p>
          </table:table-cell>
          <table:table-cell office:value-type="string">
            <text:p>The distance covered by this step. This property may be undefined as the distance may be unknown.</text:p>
          </table:table-cell>
        </table:table-row>
        <table:table-row table:style-name="ro3">
          <table:table-cell office:value-type="string">
            <text:p>duration</text:p>
          </table:table-cell>
          <table:table-cell office:value-type="string">
            <text:p><text:a xlink:href="../Duration%20object.ods">Duration</text:a></text:p>
          </table:table-cell>
          <table:table-cell office:value-type="string">
            <text:p>The typical time required to perform this step in seconds and in text form. This property may be undefined as the duration may be unknown.</text:p>
          </table:table-cell>
        </table:table-row>
        <table:table-row table:style-name="ro3">
          <table:table-cell office:value-type="string">
            <text:p>end_location</text:p>
          </table:table-cell>
          <table:table-cell office:value-type="string">
            <text:p><text:a xlink:href="../LatLng%20class.ods">LatLng</text:a></text:p>
          </table:table-cell>
          <table:table-cell office:value-type="string">
            <text:p>The ending location of this step.</text:p>
          </table:table-cell>
        </table:table-row>
        <table:table-row table:style-name="ro3">
          <table:table-cell office:value-type="string">
            <text:p>instructions</text:p>
          </table:table-cell>
          <table:table-cell office:value-type="string">
            <text:p>string</text:p>
          </table:table-cell>
          <table:table-cell office:value-type="string">
            <text:p>Instructions for this step.</text:p>
          </table:table-cell>
        </table:table-row>
        <table:table-row table:style-name="ro3">
          <table:table-cell office:value-type="string">
            <text:p>path</text:p>
          </table:table-cell>
          <table:table-cell office:value-type="string">
            <text:p>Array.&lt;<text:a xlink:href="../LatLng%20class.ods">LatLng</text:a>&gt;</text:p>
          </table:table-cell>
          <table:table-cell office:value-type="string">
            <text:p>A sequence of LatLngs describing the course of this step.</text:p>
          </table:table-cell>
        </table:table-row>
        <table:table-row table:style-name="ro3">
          <table:table-cell office:value-type="string">
            <text:p>start_location</text:p>
          </table:table-cell>
          <table:table-cell office:value-type="string">
            <text:p><text:a xlink:href="../LatLng%20class.ods">LatLng</text:a></text:p>
          </table:table-cell>
          <table:table-cell office:value-type="string">
            <text:p>The starting location of this step.</text:p>
          </table:table-cell>
        </table:table-row>
        <table:table-row table:style-name="ro3">
          <table:table-cell office:value-type="string">
            <text:p>steps</text:p>
          </table:table-cell>
          <table:table-cell office:value-type="string">
            <text:p>DirectionsStep</text:p>
          </table:table-cell>
          <table:table-cell office:value-type="string">
            <text:p>Sub-steps of this step. Specified for non-transit sections of transit routes.</text:p>
          </table:table-cell>
        </table:table-row>
        <table:table-row table:style-name="ro3">
          <table:table-cell office:value-type="string">
            <text:p>transit</text:p>
          </table:table-cell>
          <table:table-cell office:value-type="string">
            <text:p><text:a xlink:href="../TransitDetails%20object.ods">TransitDetails</text:a></text:p>
          </table:table-cell>
          <table:table-cell office:value-type="string">
            <text:p>Transit-specific details about this step. This property will be undefined unless the travel mode of this step is TRANSIT.</text:p>
          </table:table-cell>
        </table:table-row>
        <table:table-row table:style-name="ro3">
          <table:table-cell office:value-type="string">
            <text:p>travel_mode</text:p>
          </table:table-cell>
          <table:table-cell office:value-type="string">
            <text:p><text:a xlink:href="../TravelMode%20class.ods">TravelMode</text:a></text:p>
          </table:table-cell>
          <table:table-cell office:value-type="string">
            <text:p>The mode of travel used in this step.</text:p>
          </table:table-cell>
        </table:table-row>
        <table:table-row table:style-name="ro3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1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05:31.49</meta:creation-date>
    <dc:date>2012-07-17T11:19:09.11</dc:date>
    <meta:editing-duration>PT13M37S</meta:editing-duration>
    <meta:editing-cycles>1</meta:editing-cycles>
    <meta:document-statistic meta:table-count="3" meta:cell-count="33" meta:object-count="0"/>
    <meta:generator>OpenOffice.org/3.3$Win32 OpenOffice.org_project/330m20$Build-9567</meta:generator>
  </office:meta>
</office:document-meta>
</file>